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draw:marker-start-width="0.06cm" draw:marker-end-width="0.0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4" style:family="graphic" style:parent-style-name="standard">
      <style:graphic-properties draw:fill="solid" draw:fill-color="#a1467e" draw:textarea-horizontal-align="justify" draw:textarea-vertical-align="middle" draw:auto-grow-height="false" fo:min-height="0.528cm" fo:min-width="2.118cm"/>
      <style:paragraph-properties style:writing-mode="lr-tb"/>
    </style:style>
    <style:style style:name="gr5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5cm" fo:min-width="0.3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13" style:family="graphic" style:parent-style-name="standard">
      <style:graphic-properties svg:stroke-width="0.04cm" draw:marker-start-width="0.06cm" draw:marker-end-width="0.06cm" draw:fill="solid" draw:fill-color="#fffff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14" style:family="graphic" style:parent-style-name="objectwithoutfill">
      <style:graphic-properties svg:stroke-width="0.04cm" draw:marker-start-width="0.06cm" draw:marker-end-width="0.06cm" draw:fill="solid" draw:fill-color="#ffffff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draw:marker-start-width="0.06cm" draw:marker-end-width="0.0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1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15cm" fo:min-width="0.3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246cm" fo:min-width="0cm"/>
    </style:style>
    <style:style style:name="gr2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2cm" svg:stroke-color="#00a933" draw:marker-start-width="0.23cm" draw:marker-end="Arrowheads_20_10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draw:marker-end="Arrowheads_20_12" draw:marker-end-width="0.3cm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30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.712cm" fo:min-width="2.853cm" fo:padding-top="0.145cm" fo:padding-bottom="0.145cm" fo:padding-left="0.27cm" fo:padding-right="0.27cm"/>
      <style:paragraph-properties style:writing-mode="lr-tb"/>
    </style:style>
    <style:style style:name="gr31" style:family="graphic" style:parent-style-name="objectwithoutfill">
      <style:graphic-properties svg:stroke-width="0.04cm" svg:stroke-color="#2a6099" draw:marker-start-width="0.06cm" draw:marker-end-width="0.06cm" draw:fill="solid" draw:fill-color="#729fcf" draw:textarea-vertical-align="middle" fo:padding-top="0.145cm" fo:padding-bottom="0.145cm" fo:padding-left="0.27cm" fo:padding-right="0.27cm"/>
    </style:style>
    <style:style style:name="gr32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33" style:family="graphic" style:parent-style-name="objectwithoutfill">
      <style:graphic-properties svg:stroke-color="#00a933" draw:marker-end="Arrowheads_20_1" draw:marker-end-width="0.2cm" draw:fill="none" draw:textarea-vertical-align="middle"/>
    </style:style>
    <style:style style:name="gr34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color="#00a933" draw:marker-end="Arrowheads_20_1" draw:marker-end-width="0.2cm" draw:fill="solid" draw:fill-color="#729fcf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38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2.841cm" fo:min-width="3.191cm" fo:padding-top="0.13cm" fo:padding-bottom="0.13cm" fo:padding-left="0.255cm" fo:padding-right="0.255cm" fo:wrap-option="wrap"/>
    </style:style>
    <style:style style:name="gr39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5cm" fo:min-width="0cm" fo:padding-top="0.135cm" fo:padding-bottom="0.135cm" fo:padding-left="0.26cm" fo:padding-right="0.26cm"/>
    </style:style>
    <style:style style:name="gr40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93cm" fo:padding-top="0.1cm" fo:padding-bottom="0.1cm" fo:padding-left="0.1cm" fo:padding-right="0.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08cm" fo:padding-top="0.1cm" fo:padding-bottom="0.1cm" fo:padding-left="0.1cm" fo:padding-right="0.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 fo:padding-top="0.1cm" fo:padding-bottom="0.1cm" fo:padding-left="0.1cm" fo:padding-right="0.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 fo:padding-top="0.1cm" fo:padding-bottom="0.1cm" fo:padding-left="0.1cm" fo:padding-right="0.1cm"/>
      <style:paragraph-properties style:writing-mode="lr-tb"/>
    </style:style>
    <style:style style:name="gr46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3cm" fo:min-width="3.98cm" fo:padding-top="0.13cm" fo:padding-bottom="0.13cm" fo:padding-left="0.255cm" fo:padding-right="0.255cm"/>
    </style:style>
    <style:style style:name="gr47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2.853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893cm" fo:padding-top="0.1cm" fo:padding-bottom="0.1cm" fo:padding-left="0.1cm" fo:padding-right="0.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908cm" fo:padding-top="0.1cm" fo:padding-bottom="0.1cm" fo:padding-left="0.1cm" fo:padding-right="0.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54cm" fo:padding-top="0.1cm" fo:padding-bottom="0.1cm" fo:padding-left="0.1cm" fo:padding-right="0.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57cm" fo:padding-top="0.1cm" fo:padding-bottom="0.1cm" fo:padding-left="0.1cm" fo:padding-right="0.1cm"/>
      <style:paragraph-properties style:writing-mode="lr-tb"/>
    </style:style>
    <style:style style:name="gr52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4.74cm" fo:min-width="3.99cm" fo:padding-top="0.13cm" fo:padding-bottom="0.13cm" fo:padding-left="0.255cm" fo:padding-right="0.255cm"/>
    </style:style>
    <style:style style:name="gr53" style:family="graphic" style:parent-style-name="standard">
      <style:graphic-properties svg:stroke-width="0.02cm" svg:stroke-color="#000000" draw:marker-start="Arrow_20_short" draw:marker-start-width="0.15cm" draw:marker-end="" draw:marker-end-width="0.1cm" draw:textarea-vertical-align="middle" fo:padding-top="0.135cm" fo:padding-bottom="0.135cm" fo:padding-left="0.26cm" fo:padding-right="0.26cm"/>
    </style:style>
    <style:style style:name="gr54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4cm" fo:min-width="3.99cm" fo:padding-top="0.13cm" fo:padding-bottom="0.13cm" fo:padding-left="0.255cm" fo:padding-right="0.255cm"/>
    </style:style>
    <style:style style:name="gr55" style:family="graphic" style:parent-style-name="standard">
      <style:graphic-properties svg:stroke-width="0.02cm" svg:stroke-color="#000000" draw:marker-start-width="0.24cm" draw:marker-end-width="0.24cm" draw:fill="solid" draw:fill-color="#729fc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56" style:family="graphic" style:parent-style-name="standard">
      <style:graphic-properties svg:stroke-width="0.04cm" svg:stroke-color="#2a6099" draw:marker-start-width="0.06cm" draw:marker-end-width="0.06cm" draw:fill="solid" draw:fill-color="#ffffff" draw:textarea-horizontal-align="justify" draw:textarea-vertical-align="middle" draw:auto-grow-height="false" fo:min-height="0.61cm" fo:min-width="2.853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5.44cm" fo:min-width="5.79cm" fo:padding-top="0.13cm" fo:padding-bottom="0.13cm" fo:padding-left="0.255cm" fo:padding-right="0.255cm"/>
    </style:style>
    <style:style style:name="gr58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3.653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54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729fcf"/>
      <style:paragraph-properties fo:text-align="center"/>
      <style:text-properties fo:font-weight="bold"/>
    </style:style>
    <style:style style:name="P7" style:family="paragraph">
      <loext:graphic-properties draw:fill="solid" draw:fill-color="#a1467e"/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  <style:text-properties fo:color="#808080" loext:opacity="100%" fo:font-size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808080" loext:opacity="100%" fo:font-size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weight="bold"/>
    </style:style>
    <style:style style:name="P15" style:family="paragraph">
      <loext:graphic-properties draw:fill="solid" draw:fill-color="#ffa6a6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style:text-properties fo:color="#00a933" loext:opacity="100%" fo:font-size="8pt"/>
    </style:style>
    <style:style style:name="P22" style:family="paragraph">
      <loext:graphic-properties draw:fill="none" draw:fill-color="#ffffff"/>
      <style:text-properties fo:color="#00a933" loext:opacity="100%" fo:font-size="8pt"/>
    </style:style>
    <style:style style:name="P23" style:family="paragraph">
      <loext:graphic-properties draw:fill="none" draw:fill-color="#ffffff"/>
      <style:paragraph-properties style:writing-mode="lr-tb"/>
      <style:text-properties fo:font-size="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color="#000000" loext:opacity="100%" fo:font-size="10pt"/>
    </style:style>
    <style:style style:name="T3" style:family="text">
      <style:text-properties fo:font-size="8pt"/>
    </style:style>
    <style:style style:name="T4" style:family="text"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Storages" draw:style-name="dp1" draw:master-page-name="Default">
        <draw:custom-shape draw:style-name="gr1" draw:text-style-name="P2" xml:id="id3" draw:id="id3" draw:layer="layout" svg:width="4.978cm" svg:height="1.002cm" svg:x="2.607cm" svg:y="2.937cm">
          <text:p text:style-name="P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537cm" svg:x2="2.75cm" svg:y2="2.937cm">
          <text:p/>
        </draw:line>
        <draw:custom-shape draw:style-name="gr3" draw:text-style-name="P4" draw:layer="layout" svg:width="0.3cm" svg:height="0.3cm" svg:x="2.6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.2cm" svg:y1="3.087cm" svg:x2="2.6cm" svg:y2="3.087cm">
          <text:p/>
        </draw:line>
        <draw:custom-shape draw:style-name="gr3" draw:text-style-name="P6" draw:layer="layout" svg:width="0.3cm" svg:height="0.3cm" draw:transform="rotate (1.5707963267949) translate (2cm 3.2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3.7cm" svg:height="1.1cm" svg:x="14.3cm" svg:y="2.939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5" draw:text-style-name="P8" draw:layer="layout" svg:width="0.8cm" svg:height="0.4cm" draw:transform="rotate (1.5707963267949) translate (9.8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0.2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0.6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.4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.8cm 5.939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6.2cm" svg:height="1.039cm" svg:x="8.3cm" svg:y="6.4cm">
          <draw:text-box>
            <text:p text:style-name="P9"><text:span text:style-name="T1">queue_name = objects_model_crud_consume</text:span></text:p>
          </draw:text-box>
        </draw:frame>
        <draw:frame draw:style-name="gr7" draw:text-style-name="P10" draw:layer="layout" svg:width="6.2cm" svg:height="1.039cm" svg:x="2cm" svg:y="4.639cm">
          <draw:text-box>
            <text:p text:style-name="P9"><text:span text:style-name="T1">bind = objects_model_crud_consume</text:span></text:p>
          </draw:text-box>
        </draw:frame>
        <draw:connector draw:style-name="gr8" draw:text-style-name="P3" draw:layer="layout" svg:x1="14.841cm" svg:y1="3.878cm" svg:x2="12.2cm" svg:y2="5.539cm" draw:start-shape="id1" draw:start-glue-point="7" draw:end-shape="id2" draw:end-glue-point="1" svg:d="M14841 3878v1661h-2641" svg:viewBox="0 0 2642 1662">
          <text:p/>
        </draw:connector>
        <draw:connector draw:style-name="gr9" draw:text-style-name="P3" draw:layer="layout" draw:type="line" svg:x1="9.8cm" svg:y1="5.539cm" svg:x2="7.585cm" svg:y2="3.438cm" draw:start-shape="id2" draw:start-glue-point="3" draw:end-shape="id3" draw:end-glue-point="1" svg:d="M9800 5539l-2215-2101" svg:viewBox="0 0 2216 2102">
          <text:p/>
        </draw:connector>
        <draw:path draw:style-name="gr10" draw:text-style-name="P3" draw:layer="layout" svg:width="2.355cm" svg:height="1.681cm" draw:transform="skewX (0.00226892802759263) rotate (-3.13129521100303) translate (9.50013549631129cm 5.73871949747995cm)" svg:viewBox="0 0 2356 1682" svg:d="M0 0c1700 0 2356 1682 2356 1682">
          <text:p/>
        </draw:path>
        <draw:line draw:style-name="gr11" draw:text-style-name="P3" draw:layer="layout" svg:x1="7.6cm" svg:y1="3.039cm" svg:x2="14.6cm" svg:y2="3.039cm">
          <text:p/>
        </draw:line>
        <draw:frame draw:style-name="gr12" draw:text-style-name="P10" draw:layer="layout" svg:width="6.2cm" svg:height="1.039cm" svg:x="7.7cm" svg:y="1.9cm">
          <draw:text-box>
            <text:p text:style-name="P9"><text:span text:style-name="T1">routing_key = objects_model_crud_publish</text:span></text:p>
          </draw:text-box>
        </draw:frame>
        <draw:custom-shape draw:style-name="gr13" draw:text-style-name="P12" xml:id="id6" draw:id="id6" draw:layer="layout" svg:width="4.978cm" svg:height="1.002cm" svg:x="1.707cm" svg:y="20.437cm">
          <text:p text:style-name="P1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.85cm" svg:y1="20.037cm" svg:x2="1.85cm" svg:y2="20.437cm">
          <text:p/>
        </draw:line>
        <draw:custom-shape draw:style-name="gr15" draw:text-style-name="P13" draw:layer="layout" svg:width="0.3cm" svg:height="0.3cm" svg:x="1.7cm" svg:y="1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.3cm" svg:y1="20.587cm" svg:x2="1.7cm" svg:y2="20.587cm">
          <text:p/>
        </draw:line>
        <draw:custom-shape draw:style-name="gr15" draw:text-style-name="P14" draw:layer="layout" svg:width="0.3cm" svg:height="0.3cm" draw:transform="rotate (1.5707963267949) translate (1.1cm 20.7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.7cm" svg:height="1.1cm" svg:x="14.1cm" svg:y="17.3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16" draw:text-style-name="P15" draw:layer="layout" svg:width="0.8cm" svg:height="0.4cm" draw:transform="rotate (1.5707963267949) translate (8.9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9.3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9.7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1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5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9cm 23.439cm)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17" draw:layer="layout" svg:width="6.2cm" svg:height="1.039cm" svg:x="7.2cm" svg:y="23.761cm">
          <draw:text-box>
            <text:p text:style-name="P16"><text:span text:style-name="T1">queue_name = objects_model_crud_consume</text:span></text:p>
          </draw:text-box>
        </draw:frame>
        <draw:frame draw:style-name="gr18" draw:text-style-name="P19" draw:layer="layout" svg:width="6.2cm" svg:height="1.433cm" svg:x="1.1cm" svg:y="22.139cm">
          <draw:text-box>
            <text:p text:style-name="P18"><text:span text:style-name="T1">bind = objects_model_crud_consume,</text:span></text:p>
            <text:p text:style-name="P18"><text:span text:style-name="T2">objects_api_crud_publish</text:span></text:p>
          </draw:text-box>
        </draw:frame>
        <draw:connector draw:style-name="gr8" draw:text-style-name="P3" draw:layer="layout" svg:x1="14.641cm" svg:y1="18.239cm" svg:x2="11.3cm" svg:y2="23.039cm" draw:start-shape="id4" draw:start-glue-point="7" draw:end-shape="id5" draw:end-glue-point="1" svg:d="M14641 18239v4800h-3341" svg:viewBox="0 0 3342 4801">
          <text:p/>
        </draw:connector>
        <draw:connector draw:style-name="gr9" draw:text-style-name="P3" draw:layer="layout" draw:type="line" svg:x1="8.9cm" svg:y1="23.039cm" svg:x2="6.685cm" svg:y2="20.938cm" draw:start-shape="id5" draw:start-glue-point="3" draw:end-shape="id6" draw:end-glue-point="1" svg:d="M8900 23039l-2215-2101" svg:viewBox="0 0 2216 2102">
          <text:p/>
        </draw:connector>
        <draw:path draw:style-name="gr10" draw:text-style-name="P3" draw:layer="layout" svg:width="2.355cm" svg:height="1.681cm" draw:transform="skewX (0.00226892802759263) rotate (-3.13129521100303) translate (8.60013549631129cm 23.2387194974799cm)" svg:viewBox="0 0 2356 1682" svg:d="M0 0c1700 0 2356 1682 2356 1682">
          <text:p/>
        </draw:path>
        <draw:frame draw:style-name="gr19" draw:text-style-name="P17" draw:layer="layout" svg:width="6.2cm" svg:height="1.039cm" svg:x="5.1cm" svg:y="19.061cm">
          <draw:text-box>
            <text:p text:style-name="P16"><text:span text:style-name="T1">routing_key = objects_model_crud_publish</text:span></text:p>
          </draw:text-box>
        </draw:frame>
        <draw:custom-shape draw:style-name="gr1" draw:text-style-name="P2" xml:id="id8" draw:id="id8" draw:layer="layout" svg:width="4.978cm" svg:height="1.002cm" svg:x="1.607cm" svg:y="14.593cm">
          <text:p text:style-name="P1"><text:span text:style-name="T1">objects_api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5cm" svg:y1="14.193cm" svg:x2="1.75cm" svg:y2="14.593cm">
          <text:p/>
        </draw:line>
        <draw:custom-shape draw:style-name="gr3" draw:text-style-name="P4" draw:layer="layout" svg:width="0.3cm" svg:height="0.3cm" svg:x="1.6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.2cm" svg:y1="14.743cm" svg:x2="1.6cm" svg:y2="14.743cm">
          <text:p/>
        </draw:line>
        <draw:custom-shape draw:style-name="gr3" draw:text-style-name="P6" draw:layer="layout" svg:width="0.3cm" svg:height="0.3cm" draw:transform="rotate (1.5707963267949) translate (1cm 14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6.685cm" svg:y1="20.938cm" svg:x2="14.641cm" svg:y2="18.239cm" draw:start-shape="id6" draw:start-glue-point="1" draw:end-shape="id4" draw:end-glue-point="7" svg:d="M6685 20938l7956-2699" svg:viewBox="0 0 7957 2700">
          <text:p/>
        </draw:connector>
        <draw:g>
          <draw:custom-shape draw:style-name="gr21" draw:text-style-name="P20" draw:layer="layout" svg:width="0.7cm" svg:height="0.7cm" svg:x="3.7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3" draw:layer="layout" svg:x1="4.047cm" svg:y1="10.593cm" svg:x2="4.047cm" svg:y2="11.793cm">
            <text:p/>
          </draw:line>
          <draw:line draw:style-name="gr22" draw:text-style-name="P3" draw:layer="layout" svg:x1="3.747cm" svg:y1="10.893cm" svg:x2="4.347cm" svg:y2="10.893cm">
            <text:p/>
          </draw:line>
          <draw:line draw:style-name="gr22" draw:text-style-name="P3" draw:layer="layout" svg:x1="3.747cm" svg:y1="12.293cm" svg:x2="4.047cm" svg:y2="11.793cm">
            <text:p/>
          </draw:line>
          <draw:line draw:style-name="gr22" draw:text-style-name="P3" draw:layer="layout" svg:x1="4.047cm" svg:y1="11.793cm" svg:x2="4.347cm" svg:y2="12.293cm">
            <text:p/>
          </draw:line>
        </draw:g>
        <draw:line draw:style-name="gr23" draw:text-style-name="P3" draw:layer="layout" svg:x1="4cm" svg:y1="12.593cm" svg:x2="4cm" svg:y2="14.393cm">
          <text:p/>
        </draw:line>
        <draw:frame draw:style-name="gr24" draw:text-style-name="P22" draw:layer="layout" svg:width="1.62cm" svg:height="0.569cm" svg:x="4.28cm" svg:y="13.124cm">
          <draw:text-box>
            <text:p text:style-name="P21">HTTP(S)</text:p>
          </draw:text-box>
        </draw:frame>
        <draw:g xml:id="id7" draw:id="id7">
          <draw:custom-shape draw:style-name="gr5" draw:text-style-name="P8" draw:layer="layout" svg:width="0.8cm" svg:height="0.4cm" draw:transform="rotate (1.5707963267949) translate (7.9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8.3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8.7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1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5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9cm 17.26cm)">
            <text:p/>
            <draw:enhanced-geometry svg:viewBox="0 0 21600 21600" draw:type="rectangle" draw:enhanced-path="M 0 0 L 21600 0 21600 21600 0 21600 0 0 Z N"/>
          </draw:custom-shape>
        </draw:g>
        <draw:connector draw:style-name="gr25" draw:text-style-name="P3" draw:layer="layout" draw:type="line" svg:x1="14.1cm" svg:y1="17.85cm" svg:x2="10.3cm" svg:y2="16.86cm" draw:start-shape="id4" draw:start-glue-point="6" draw:end-shape="id7" draw:end-glue-point="1" svg:d="M14100 17850l-3800-990" svg:viewBox="0 0 3801 991">
          <text:p/>
        </draw:connector>
        <draw:connector draw:style-name="gr26" draw:text-style-name="P3" draw:layer="layout" draw:type="line" svg:x1="7.9cm" svg:y1="16.86cm" svg:x2="6.585cm" svg:y2="15.094cm" draw:start-shape="id7" draw:start-glue-point="3" draw:end-shape="id8" draw:end-glue-point="1" svg:d="M7900 16860l-1315-1766" svg:viewBox="0 0 1316 1767">
          <text:p/>
        </draw:connector>
        <draw:frame draw:style-name="gr27" draw:text-style-name="P10" draw:layer="layout" svg:width="6.2cm" svg:height="1.039cm" svg:x="6.1cm" svg:y="17.261cm">
          <draw:text-box>
            <text:p text:style-name="P9"><text:span text:style-name="T1">queue_name = objects_api_crud_consume</text:span></text:p>
          </draw:text-box>
        </draw:frame>
        <draw:frame draw:style-name="gr28" draw:text-style-name="P10" draw:layer="layout" svg:width="6.2cm" svg:height="0.7cm" svg:x="0.9cm" svg:y="16.3cm">
          <draw:text-box>
            <text:p text:style-name="P9"><text:span text:style-name="T1">bind = objects_api_crud_consume</text:span></text:p>
          </draw:text-box>
        </draw:frame>
        <draw:path draw:style-name="gr10" draw:text-style-name="P3" draw:layer="layout" svg:width="1.559cm" svg:height="1.134cm" draw:transform="skewX (0.00331612557878922) rotate (-3.13146974392823) translate (7.80008968342942cm 16.7998107995486cm)" svg:viewBox="0 0 1560 1135" svg:d="M0 0c1125 0 1560 1135 1560 1135">
          <text:p/>
        </draw:path>
        <draw:connector draw:style-name="gr20" draw:text-style-name="P3" draw:layer="layout" draw:type="line" svg:x1="6.585cm" svg:y1="15.094cm" svg:x2="14.641cm" svg:y2="17.461cm" draw:start-shape="id8" draw:start-glue-point="1" draw:end-shape="id4" draw:end-glue-point="5" svg:d="M6585 15094l8056 2367" svg:viewBox="0 0 8057 2368">
          <text:p/>
        </draw:connector>
        <draw:frame draw:style-name="gr29" draw:text-style-name="P10" draw:layer="layout" svg:width="6.2cm" svg:height="1.039cm" svg:x="7.9cm" svg:y="14.6cm">
          <draw:text-box>
            <text:p text:style-name="P9"><text:span text:style-name="T1">routing_key = objects_api_crud_publish</text:span></text:p>
          </draw:text-box>
        </draw:frame>
      </draw:page>
      <draw:page draw:name="page2" draw:style-name="dp1" draw:master-page-name="Default">
        <draw:custom-shape draw:style-name="gr30" draw:text-style-name="P2" draw:layer="layout" svg:width="3.393cm" svg:height="1.002cm" svg:x="6.407cm" svg:y="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5cm" svg:y1="5.6cm" svg:x2="6.55cm" svg:y2="6cm">
          <text:p/>
        </draw:line>
        <draw:custom-shape draw:style-name="gr32" draw:text-style-name="P4" draw:layer="layout" svg:width="0.3cm" svg:height="0.3cm" svg:x="6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6cm" svg:y1="6.15cm" svg:x2="6.4cm" svg:y2="6.15cm">
          <text:p/>
        </draw:line>
        <draw:custom-shape draw:style-name="gr32" draw:text-style-name="P6" draw:layer="layout" svg:width="0.3cm" svg:height="0.3cm" draw:transform="rotate (1.5707963267949) translate (5.8cm 6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2cm" svg:y="1.4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7cm" svg:y1="2.6cm" svg:x2="8cm" svg:y2="3.5cm">
          <text:p/>
        </draw:line>
        <draw:custom-shape draw:style-name="gr34" draw:text-style-name="P8" draw:layer="layout" svg:width="0.4cm" svg:height="0.2cm" svg:x="7.8cm" svg:y="3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8cm" svg:y="4.6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92cm" svg:y1="5cm" svg:x2="8.005cm" svg:y2="5.9cm">
          <text:p/>
        </draw:line>
        <draw:frame draw:style-name="gr37" draw:text-style-name="P23" draw:layer="layout" svg:width="3.6cm" svg:height="3.113cm" svg:x="9.8cm" svg:y="2.391cm">
          <draw:text-box>
            <text:p><text:span text:style-name="T3">{</text:span></text:p>
            <text:p><text:span text:style-name="T3"><text:s text:c="4"/></text:span><text:span text:style-name="T3">«action»: «create»,</text:span></text:p>
            <text:p><text:span text:style-name="T3"><text:s text:c="4"/></text:span><text:span text:style-name="T3">«data»: {</text:span></text:p>
            <text:p><text:span text:style-name="T3"><text:s text:c="9"/></text:span><text:span text:style-name="T3">«parentId»: «123»,</text:span></text:p>
            <text:p><text:span text:style-name="T3"><text:s text:c="9"/></text:span><text:span text:style-name="T3">«attributes»: {</text:span></text:p>
            <text:p><text:span text:style-name="T3"><text:s text:c="14"/></text:span><text:span text:style-name="T3">«cn»: «tag1»</text:span></text:p>
            <text:p><text:span text:style-name="T3"><text:s text:c="9"/></text:span><text:span text:style-name="T3">}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custom-shape draw:style-name="gr38" draw:text-style-name="P3" draw:layer="layout" svg:width="3.7cm" svg:height="3.1cm" svg:x="9.9cm" svg:y="2.4cm">
          <text:p/>
          <draw:enhanced-geometry svg:viewBox="0 0 21600 21600" draw:glue-points="10800 0 0 10800 10800 21600 21600 10800 ?f40 ?f41" draw:text-areas="0 0 21600 21600" draw:type="rectangular-callout" draw:modifiers="-9478.08700351257 16159.9484037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3" xml:id="id9" draw:id="id9" draw:layer="layout" svg:width="0.4cm" svg:height="0.4cm" svg:x="15cm" svg:y="5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10" draw:id="id10" draw:layer="layout" svg:width="0.4cm" svg:height="0.4cm" svg:x="15.6cm" svg:y="6.3cm">
          <text:p/>
          <draw:enhanced-geometry svg:viewBox="0 0 21600 21600" draw:type="rectangle" draw:enhanced-path="M 0 0 L 21600 0 21600 21600 0 21600 0 0 Z N"/>
        </draw:custom-shape>
        <draw:connector draw:style-name="gr41" draw:text-style-name="P24" draw:layer="layout" svg:x1="15.2cm" svg:y1="6cm" svg:x2="15.6cm" svg:y2="6.5cm" draw:start-shape="id9" draw:start-glue-point="2" draw:end-shape="id10" draw:end-glue-point="3" svg:d="M15200 6000v500h400" svg:viewBox="0 0 401 501">
          <text:p/>
        </draw:connector>
        <draw:frame draw:style-name="gr42" draw:text-style-name="P23" draw:layer="layout" svg:width="3.093cm" svg:height="0.519cm" svg:x="15.9cm" svg:y="5.5cm">
          <draw:text-box>
            <text:p><text:span text:style-name="T3">some_object (id = 123)</text:span></text:p>
          </draw:text-box>
        </draw:frame>
        <draw:frame draw:style-name="gr43" draw:text-style-name="P23" draw:layer="layout" svg:width="1.108cm" svg:height="0.519cm" svg:x="16.101cm" svg:y="6.201cm">
          <draw:text-box>
            <text:p><text:span text:style-name="T3">system</text:span></text:p>
          </draw:text-box>
        </draw:frame>
        <draw:custom-shape draw:style-name="gr40" draw:text-style-name="P13" xml:id="id11" draw:id="id11" draw:layer="layout" svg:width="0.4cm" svg:height="0.4cm" svg:x="16.196cm" svg:y="7.001cm">
          <text:p/>
          <draw:enhanced-geometry svg:viewBox="0 0 21600 21600" draw:type="rectangle" draw:enhanced-path="M 0 0 L 21600 0 21600 21600 0 21600 0 0 Z N"/>
        </draw:custom-shape>
        <draw:frame draw:style-name="gr44" draw:text-style-name="P23" draw:layer="layout" svg:width="1.654cm" svg:height="0.519cm" svg:x="16.697cm" svg:y="6.902cm">
          <draw:text-box>
            <text:p><text:span text:style-name="T3">subscribers</text:span></text:p>
          </draw:text-box>
        </draw:frame>
        <draw:connector draw:style-name="gr41" draw:text-style-name="P24" draw:layer="layout" svg:x1="15.8cm" svg:y1="6.7cm" svg:x2="16.196cm" svg:y2="7.201cm" draw:start-shape="id10" draw:start-glue-point="2" draw:end-shape="id11" draw:end-glue-point="3" svg:d="M15800 6700v501h396" svg:viewBox="0 0 397 502">
          <text:p/>
        </draw:connector>
        <draw:frame draw:style-name="gr45" draw:text-style-name="P25" draw:layer="layout" svg:width="1.557cm" svg:height="0.519cm" svg:x="15cm" svg:y="4.781cm">
          <draw:text-box>
            <text:p><text:span text:style-name="T4">Иерархия</text:span></text:p>
          </draw:text-box>
        </draw:frame>
        <draw:custom-shape draw:style-name="gr46" draw:text-style-name="P3" draw:layer="layout" svg:width="4.5cm" svg:height="3.3cm" svg:x="14.8cm" svg:y="4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93cm" svg:height="1.598cm" svg:x="2.2cm" svg:y="13.302cm">
          <text:p text:style-name="P1"><text:span text:style-name="T1"/></text:p>
          <text:p text:style-name="P1"><text:span text:style-name="T1"/></text:p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43cm" svg:y1="12.902cm" svg:x2="2.343cm" svg:y2="13.302cm">
          <text:p/>
        </draw:line>
        <draw:custom-shape draw:style-name="gr32" draw:text-style-name="P4" draw:layer="layout" svg:width="0.3cm" svg:height="0.3cm" svg:x="2.19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793cm" svg:y1="13.452cm" svg:x2="2.193cm" svg:y2="13.452cm">
          <text:p/>
        </draw:line>
        <draw:custom-shape draw:style-name="gr32" draw:text-style-name="P6" draw:layer="layout" svg:width="0.3cm" svg:height="0.3cm" draw:transform="rotate (1.5707963267949) translate (1.593cm 13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1.993cm" svg:y="8.7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3.78cm" svg:y1="9.902cm" svg:x2="3.793cm" svg:y2="10.802cm">
          <text:p/>
        </draw:line>
        <draw:custom-shape draw:style-name="gr34" draw:text-style-name="P8" draw:layer="layout" svg:width="0.4cm" svg:height="0.2cm" svg:x="3.593cm" svg:y="10.9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1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3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5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7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9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3.785cm" svg:y1="12.302cm" svg:x2="3.798cm" svg:y2="13.202cm">
          <text:p/>
        </draw:line>
        <draw:custom-shape draw:style-name="gr40" draw:text-style-name="P13" xml:id="id12" draw:id="id12" draw:layer="layout" svg:width="0.4cm" svg:height="0.4cm" svg:x="7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3" draw:id="id13" draw:layer="layout" svg:width="0.4cm" svg:height="0.4cm" svg:x="7.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4" draw:layer="layout" svg:x1="7.2cm" svg:y1="13.4cm" svg:x2="7.6cm" svg:y2="13.9cm" draw:start-shape="id12" draw:start-glue-point="2" draw:end-shape="id13" draw:end-glue-point="3" svg:d="M7200 13400v500h400" svg:viewBox="0 0 401 501">
          <text:p/>
        </draw:connector>
        <draw:frame draw:style-name="gr48" draw:text-style-name="P23" draw:layer="layout" svg:width="3.093cm" svg:height="0.519cm" svg:x="7.9cm" svg:y="12.9cm">
          <draw:text-box>
            <text:p><text:span text:style-name="T3">some_object (id = 123)</text:span></text:p>
          </draw:text-box>
        </draw:frame>
        <draw:frame draw:style-name="gr49" draw:text-style-name="P23" draw:layer="layout" svg:width="1.108cm" svg:height="0.519cm" svg:x="8.101cm" svg:y="13.601cm">
          <draw:text-box>
            <text:p><text:span text:style-name="T3">system</text:span></text:p>
          </draw:text-box>
        </draw:frame>
        <draw:custom-shape draw:style-name="gr40" draw:text-style-name="P13" xml:id="id14" draw:id="id14" draw:layer="layout" svg:width="0.4cm" svg:height="0.4cm" svg:x="8.196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3" draw:layer="layout" svg:width="1.654cm" svg:height="0.519cm" svg:x="8.697cm" svg:y="14.302cm">
          <draw:text-box>
            <text:p><text:span text:style-name="T3">subscribers</text:span></text:p>
          </draw:text-box>
        </draw:frame>
        <draw:connector draw:style-name="gr41" draw:text-style-name="P24" draw:layer="layout" svg:x1="7.8cm" svg:y1="14.1cm" svg:x2="8.196cm" svg:y2="14.601cm" draw:start-shape="id13" draw:start-glue-point="2" draw:end-shape="id14" draw:end-glue-point="3" svg:d="M7800 14100v501h396" svg:viewBox="0 0 397 502">
          <text:p/>
        </draw:connector>
        <draw:frame draw:style-name="gr51" draw:text-style-name="P25" draw:layer="layout" svg:width="1.557cm" svg:height="0.519cm" svg:x="7cm" svg:y="12.181cm">
          <draw:text-box>
            <text:p><text:span text:style-name="T4">Иерархия</text:span></text:p>
          </draw:text-box>
        </draw:frame>
        <draw:custom-shape draw:style-name="gr52" draw:text-style-name="P3" draw:layer="layout" svg:width="4.5cm" svg:height="5cm" svg:x="6.8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53" draw:text-style-name="P24" draw:layer="layout" svg:width="0.7cm" svg:height="0.7cm" svg:x="3.5cm" svg:y="13.5cm" draw:kind="arc" draw:start-angle="358.59" draw:end-angle="275.12">
          <text:p/>
        </draw:circle>
        <draw:custom-shape draw:style-name="gr30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43cm" svg:y1="5.602cm" svg:x2="6.543cm" svg:y2="6.002cm">
          <text:p/>
        </draw:line>
        <draw:custom-shape draw:style-name="gr32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5.993cm" svg:y1="6.152cm" svg:x2="6.393cm" svg:y2="6.152cm">
          <text:p/>
        </draw:line>
        <draw:custom-shape draw:style-name="gr32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cm" svg:y1="2.602cm" svg:x2="7.993cm" svg:y2="3.502cm">
          <text:p/>
        </draw:line>
        <draw:custom-shape draw:style-name="gr34" draw:text-style-name="P8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5.002cm" svg:x2="7.998cm" svg:y2="5.902cm">
          <text:p/>
        </draw:line>
        <draw:custom-shape draw:style-name="gr54" draw:text-style-name="P3" draw:layer="layout" svg:width="4.5cm" svg:height="3.3cm" svg:x="14.793cm" svg:y="4.7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43cm" svg:y1="5.602cm" svg:x2="6.543cm" svg:y2="6.002cm">
          <text:p/>
        </draw:line>
        <draw:custom-shape draw:style-name="gr32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5.993cm" svg:y1="6.152cm" svg:x2="6.393cm" svg:y2="6.152cm">
          <text:p/>
        </draw:line>
        <draw:custom-shape draw:style-name="gr32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cm" svg:y1="2.602cm" svg:x2="7.993cm" svg:y2="3.502cm">
          <text:p/>
        </draw:line>
        <draw:custom-shape draw:style-name="gr34" draw:text-style-name="P8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5.002cm" svg:x2="7.998cm" svg:y2="5.902cm">
          <text:p/>
        </draw:line>
        <draw:custom-shape draw:style-name="gr55" draw:text-style-name="P4" xml:id="id15" draw:id="id15" draw:layer="layout" svg:width="0.4cm" svg:height="0.4cm" svg:x="7.596cm" svg:y="1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3" draw:layer="layout" svg:width="1.108cm" svg:height="0.519cm" svg:x="8.097cm" svg:y="15.002cm">
          <draw:text-box>
            <text:p><text:span text:style-name="T3">tag1</text:span></text:p>
          </draw:text-box>
        </draw:frame>
        <draw:connector draw:style-name="gr41" draw:text-style-name="P24" draw:layer="layout" draw:line-skew="0cm 0.114cm" svg:x1="7.2cm" svg:y1="13.4cm" svg:x2="7.596cm" svg:y2="15.301cm" draw:start-shape="id12" draw:start-glue-point="2" draw:end-shape="id15" draw:end-glue-point="3" svg:d="M7200 13400v851 1050h396" svg:viewBox="0 0 397 1902">
          <text:p/>
        </draw:connector>
        <draw:custom-shape draw:style-name="gr55" draw:text-style-name="P4" xml:id="id16" draw:id="id16" draw:layer="layout" svg:width="0.4cm" svg:height="0.4cm" svg:x="8.196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3" draw:layer="layout" svg:width="1.108cm" svg:height="0.519cm" svg:x="8.697cm" svg:y="15.701cm">
          <draw:text-box>
            <text:p><text:span text:style-name="T3">system</text:span></text:p>
          </draw:text-box>
        </draw:frame>
        <draw:custom-shape draw:style-name="gr55" draw:text-style-name="P4" xml:id="id17" draw:id="id17" draw:layer="layout" svg:width="0.4cm" svg:height="0.4cm" svg:x="8.792cm" svg:y="1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3" draw:layer="layout" svg:width="1.654cm" svg:height="0.519cm" svg:x="9.293cm" svg:y="16.402cm">
          <draw:text-box>
            <text:p><text:span text:style-name="T3">subscribers</text:span></text:p>
          </draw:text-box>
        </draw:frame>
        <draw:connector draw:style-name="gr41" draw:text-style-name="P24" draw:layer="layout" svg:x1="8.396cm" svg:y1="16.2cm" svg:x2="8.792cm" svg:y2="16.701cm" draw:start-shape="id16" draw:start-glue-point="2" draw:end-shape="id17" draw:end-glue-point="3" svg:d="M8396 16200v501h396" svg:viewBox="0 0 397 502">
          <text:p/>
        </draw:connector>
        <draw:connector draw:style-name="gr41" draw:text-style-name="P24" draw:layer="layout" svg:x1="7.796cm" svg:y1="15.501cm" svg:x2="8.196cm" svg:y2="16cm" draw:start-shape="id15" draw:start-glue-point="2" draw:end-shape="id16" draw:end-glue-point="3" svg:d="M7796 15501v499h400" svg:viewBox="0 0 401 500">
          <text:p/>
        </draw:connector>
        <draw:line draw:style-name="gr36" draw:text-style-name="P4" draw:layer="layout" svg:x1="5.8cm" svg:y1="14.1cm" svg:x2="6.7cm" svg:y2="14.1cm">
          <text:p/>
        </draw:line>
      </draw:page>
      <draw:page draw:name="page3" draw:style-name="dp1" draw:master-page-name="Default">
        <draw:custom-shape draw:style-name="gr56" draw:text-style-name="P26" draw:layer="layout" svg:width="3.393cm" svg:height="0.9cm" svg:x="2.207cm" svg:y="6.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5cm" svg:y1="6.2cm" svg:x2="2.35cm" svg:y2="6.6cm">
          <text:p/>
        </draw:line>
        <draw:custom-shape draw:style-name="gr32" draw:text-style-name="P4" draw:layer="layout" svg:width="0.3cm" svg:height="0.3cm" svg:x="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8cm" svg:y1="6.75cm" svg:x2="2.2cm" svg:y2="6.75cm">
          <text:p/>
        </draw:line>
        <draw:custom-shape draw:style-name="gr32" draw:text-style-name="P6" draw:layer="layout" svg:width="0.3cm" svg:height="0.3cm" draw:transform="rotate (1.5707963267949) translate (1.6cm 6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2cm" svg:y="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3.787cm" svg:y1="3.2cm" svg:x2="3.8cm" svg:y2="4.1cm">
          <text:p/>
        </draw:line>
        <draw:g>
          <draw:custom-shape draw:style-name="gr34" draw:text-style-name="P8" draw:layer="layout" svg:width="0.4cm" svg:height="0.2cm" svg:x="3.6cm" svg:y="4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5.2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4" draw:layer="layout" svg:x1="3.792cm" svg:y1="5.6cm" svg:x2="3.805cm" svg:y2="6.5cm">
          <text:p/>
        </draw:line>
        <draw:custom-shape draw:style-name="gr40" draw:text-style-name="P13" xml:id="id18" draw:id="id18" draw:layer="layout" svg:width="0.4cm" svg:height="0.4cm" svg:x="8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" draw:id="id19" draw:layer="layout" svg:width="0.4cm" svg:height="0.4cm" svg:x="8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4" draw:layer="layout" svg:x1="8.2cm" svg:y1="13.6cm" svg:x2="8.6cm" svg:y2="14.1cm" draw:start-shape="id18" draw:start-glue-point="2" draw:end-shape="id19" draw:end-glue-point="3" svg:d="M8200 13600v500h400" svg:viewBox="0 0 401 501">
          <text:p/>
        </draw:connector>
        <draw:frame draw:style-name="gr48" draw:text-style-name="P23" draw:layer="layout" svg:width="3.093cm" svg:height="0.519cm" svg:x="8.9cm" svg:y="13.1cm">
          <draw:text-box>
            <text:p><text:span text:style-name="T3">some_object (id = 123)</text:span></text:p>
          </draw:text-box>
        </draw:frame>
        <draw:frame draw:style-name="gr49" draw:text-style-name="P23" draw:layer="layout" svg:width="1.108cm" svg:height="0.519cm" svg:x="9.101cm" svg:y="13.801cm">
          <draw:text-box>
            <text:p><text:span text:style-name="T3">system</text:span></text:p>
          </draw:text-box>
        </draw:frame>
        <draw:custom-shape draw:style-name="gr40" draw:text-style-name="P13" xml:id="id20" draw:id="id20" draw:layer="layout" svg:width="0.4cm" svg:height="0.4cm" svg:x="9.196cm" svg:y="14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3" draw:layer="layout" svg:width="1.654cm" svg:height="0.519cm" svg:x="9.697cm" svg:y="14.502cm">
          <draw:text-box>
            <text:p><text:span text:style-name="T3">subscribers</text:span></text:p>
          </draw:text-box>
        </draw:frame>
        <draw:connector draw:style-name="gr41" draw:text-style-name="P24" draw:layer="layout" svg:x1="8.8cm" svg:y1="14.3cm" svg:x2="9.196cm" svg:y2="14.801cm" draw:start-shape="id19" draw:start-glue-point="2" draw:end-shape="id20" draw:end-glue-point="3" svg:d="M8800 14300v501h396" svg:viewBox="0 0 397 502">
          <text:p/>
        </draw:connector>
        <draw:frame draw:style-name="gr51" draw:text-style-name="P25" draw:layer="layout" svg:width="1.557cm" svg:height="0.519cm" svg:x="8cm" svg:y="12.381cm">
          <draw:text-box>
            <text:p><text:span text:style-name="T4">Иерархия</text:span></text:p>
          </draw:text-box>
        </draw:frame>
        <draw:custom-shape draw:style-name="gr57" draw:text-style-name="P3" draw:layer="layout" svg:width="6.3cm" svg:height="5.7cm" svg:x="7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21" draw:id="id21" draw:layer="layout" svg:width="0.4cm" svg:height="0.4cm" svg:x="8.596cm" svg:y="1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3" draw:layer="layout" svg:width="1.108cm" svg:height="0.519cm" svg:x="9.097cm" svg:y="15.802cm">
          <draw:text-box>
            <text:p><text:span text:style-name="T3">tag1</text:span></text:p>
          </draw:text-box>
        </draw:frame>
        <draw:connector draw:style-name="gr41" draw:text-style-name="P24" draw:layer="layout" draw:line-skew="0cm 0.114cm" svg:x1="8.2cm" svg:y1="13.6cm" svg:x2="8.596cm" svg:y2="16.101cm" draw:start-shape="id18" draw:start-glue-point="2" draw:end-shape="id21" draw:end-glue-point="3" svg:d="M8200 13600v1151 1350h396" svg:viewBox="0 0 397 2502">
          <text:p/>
        </draw:connector>
        <draw:custom-shape draw:style-name="gr40" draw:text-style-name="P13" xml:id="id22" draw:id="id22" draw:layer="layout" svg:width="0.4cm" svg:height="0.4cm" svg:x="9.19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3" draw:layer="layout" svg:width="1.108cm" svg:height="0.519cm" svg:x="9.697cm" svg:y="16.501cm">
          <draw:text-box>
            <text:p><text:span text:style-name="T3">system</text:span></text:p>
          </draw:text-box>
        </draw:frame>
        <draw:custom-shape draw:style-name="gr40" draw:text-style-name="P13" xml:id="id23" draw:id="id23" draw:layer="layout" svg:width="0.4cm" svg:height="0.4cm" svg:x="9.792cm" svg:y="1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3" draw:layer="layout" svg:width="1.654cm" svg:height="0.519cm" svg:x="10.293cm" svg:y="17.202cm">
          <draw:text-box>
            <text:p><text:span text:style-name="T3">subscribers</text:span></text:p>
          </draw:text-box>
        </draw:frame>
        <draw:connector draw:style-name="gr41" draw:text-style-name="P24" draw:layer="layout" svg:x1="9.396cm" svg:y1="17cm" svg:x2="9.792cm" svg:y2="17.501cm" draw:start-shape="id22" draw:start-glue-point="2" draw:end-shape="id23" draw:end-glue-point="3" svg:d="M9396 17000v501h396" svg:viewBox="0 0 397 502">
          <text:p/>
        </draw:connector>
        <draw:connector draw:style-name="gr41" draw:text-style-name="P24" draw:layer="layout" svg:x1="8.796cm" svg:y1="16.301cm" svg:x2="9.196cm" svg:y2="16.8cm" draw:start-shape="id21" draw:start-glue-point="2" draw:end-shape="id22" draw:end-glue-point="3" svg:d="M8796 16301v499h400" svg:viewBox="0 0 401 500">
          <text:p/>
        </draw:connector>
        <draw:custom-shape draw:style-name="gr4" draw:text-style-name="P7" draw:layer="layout" svg:width="3.7cm" svg:height="1.1cm" svg:x="2.1cm" svg:y="9.4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3.797cm" svg:y1="7.7cm" svg:x2="3.817cm" svg:y2="9.1cm">
          <text:p/>
        </draw:line>
        <draw:g>
          <draw:custom-shape draw:style-name="gr34" draw:text-style-name="P8" draw:layer="layout" svg:width="0.4cm" svg:height="0.2cm" svg:x="3.6cm" svg:y="11.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8cm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3" draw:layer="layout" svg:x1="3.792cm" svg:y1="10.7cm" svg:x2="3.805cm" svg:y2="11.6cm">
          <text:p/>
        </draw:line>
        <draw:custom-shape draw:style-name="gr58" draw:text-style-name="P2" draw:layer="layout" svg:width="4.193cm" svg:height="1.598cm" svg:x="2.207cm" svg:y="14cm">
          <text:p text:style-name="P1"><text:span text:style-name="T1"/></text:p>
          <text:p text:style-name="P1"><text:span text:style-name="T1"/></text:p>
          <text:p text:style-name="P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5cm" svg:y1="13.6cm" svg:x2="2.35cm" svg:y2="14cm">
          <text:p/>
        </draw:line>
        <draw:custom-shape draw:style-name="gr32" draw:text-style-name="P4" draw:layer="layout" svg:width="0.3cm" svg:height="0.3cm" svg:x="2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8cm" svg:y1="14.15cm" svg:x2="2.2cm" svg:y2="14.15cm">
          <text:p/>
        </draw:line>
        <draw:custom-shape draw:style-name="gr32" draw:text-style-name="P6" draw:layer="layout" svg:width="0.3cm" svg:height="0.3cm" draw:transform="rotate (1.5707963267949) translate (1.6cm 14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3" draw:text-style-name="P24" draw:layer="layout" svg:width="0.7cm" svg:height="0.7cm" svg:x="3.507cm" svg:y="14.198cm" draw:kind="arc" draw:start-angle="358.59" draw:end-angle="275.12">
          <text:p/>
        </draw:circle>
        <draw:line draw:style-name="gr33" draw:text-style-name="P3" draw:layer="layout" svg:x1="3.797cm" svg:y1="13.1cm" svg:x2="3.81cm" svg:y2="14cm">
          <text:p/>
        </draw:line>
        <draw:custom-shape draw:style-name="gr55" draw:text-style-name="P4" xml:id="id24" draw:id="id24" draw:layer="layout" svg:width="0.4cm" svg:height="0.4cm" svg:x="9.792cm" svg:y="1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3" draw:layer="layout" svg:width="3.707cm" svg:height="0.837cm" svg:x="10.293cm" svg:y="15.203cm">
          <draw:text-box>
            <text:p><text:span text:style-name="T3">tags_model_crud_consume</text:span></text:p>
          </draw:text-box>
        </draw:frame>
        <draw:connector draw:style-name="gr41" draw:text-style-name="P24" draw:layer="layout" svg:x1="9.396cm" svg:y1="15.001cm" svg:x2="9.792cm" svg:y2="15.502cm" draw:start-shape="id20" draw:start-glue-point="2" draw:end-shape="id24" draw:end-glue-point="3" svg:d="M9396 15001v501h396" svg:viewBox="0 0 397 502">
          <text:p/>
        </draw:connector>
        <draw:line draw:style-name="gr33" draw:text-style-name="P3" draw:layer="layout" svg:x1="6.65cm" svg:y1="14.846cm" svg:x2="7.55cm" svg:y2="14.8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16:23:09.090502870</meta:creation-date>
    <dc:date>2023-06-09T19:45:38.606631179</dc:date>
    <meta:editing-duration>PT4H39M6S</meta:editing-duration>
    <meta:editing-cycles>43</meta:editing-cycles>
    <meta:generator>LibreOffice/7.3.7.2$Linux_X86_64 LibreOffice_project/30$Build-2</meta:generator>
    <meta:document-statistic meta:object-count="212"/>
  </office:meta>
</office:document-meta>
</file>